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04b285"/>
    </style:style>
    <style:style style:name="P2" style:family="paragraph" style:parent-style-name="Standard">
      <style:text-properties fo:color="#2a6099" officeooo:paragraph-rsid="0004b285"/>
    </style:style>
    <style:style style:name="P3" style:family="paragraph" style:parent-style-name="Standard">
      <style:paragraph-properties fo:text-align="center" style:justify-single-word="false"/>
      <style:text-properties fo:color="#ce181e" fo:font-size="18pt" officeooo:rsid="0008b368" officeooo:paragraph-rsid="0004b285" style:font-size-asian="18pt" style:font-size-complex="18pt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04b285"/>
    </style:style>
    <style:style style:name="P5" style:family="paragraph" style:parent-style-name="Standard">
      <style:text-properties fo:color="#ce181e" style:text-underline-style="solid" style:text-underline-width="auto" style:text-underline-color="font-color" officeooo:rsid="0008b368" officeooo:paragraph-rsid="00061f8e"/>
    </style:style>
    <style:style style:name="P6" style:family="paragraph" style:parent-style-name="Standard">
      <style:text-properties fo:color="#ce181e" officeooo:rsid="0008b368" officeooo:paragraph-rsid="0004b285"/>
    </style:style>
    <style:style style:name="P7" style:family="paragraph" style:parent-style-name="Standard">
      <style:text-properties officeooo:rsid="0008b368" officeooo:paragraph-rsid="0004b285"/>
    </style:style>
    <style:style style:name="P8" style:family="paragraph" style:parent-style-name="Standard">
      <style:text-properties officeooo:paragraph-rsid="0004b285"/>
    </style:style>
    <style:style style:name="T1" style:family="text">
      <style:text-properties fo:color="#ce181e"/>
    </style:style>
    <style:style style:name="T2" style:family="text">
      <style:text-properties officeooo:rsid="000a071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7fa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8"/>
      <text:p text:style-name="P8">lambret@lambret-Latitude-E5430-non-vPro:~$ <text:span text:style-name="T1">sudo mysql</text:span></text:p>
      <text:p text:style-name="P7"/>
      <text:p text:style-name="P5">Exercice1 : </text:p>
      <text:p text:style-name="P5">Dans la table *languages* insérez les données suivantes :</text:p>
      <text:p text:style-name="P4">- JavaScript version 5</text:p>
      <text:p text:style-name="P4">- PHP version 5.2</text:p>
      <text:p text:style-name="P4">- PHP version 5.4</text:p>
      <text:p text:style-name="P4">- HTML version 5.1</text:p>
      <text:p text:style-name="P4">- JavaScript version 6</text:p>
      <text:p text:style-name="P4">- JavaScript version 7</text:p>
      <text:p text:style-name="P4">- JavaScript version 8</text:p>
      <text:p text:style-name="P4">- PHP version 7</text:p>
      <text:p text:style-name="P7"/>
      <text:p text:style-name="P2">mysql&gt; INSERT INTO `languages`</text:p>
      <text:p text:style-name="P2"><text:s text:c="4"/>-&gt; VALUES(NULL,'JavaScript',5),</text:p>
      <text:p text:style-name="P2"><text:s text:c="4"/>-&gt; (NULL,'PHP',5.2),</text:p>
      <text:p text:style-name="P2"><text:s text:c="4"/>-&gt; (NULL,'PHP',5.4),</text:p>
      <text:p text:style-name="P2"><text:s text:c="4"/>-&gt; (<text:span text:style-name="T4">NULL</text:span>,'<text:span text:style-name="T4">HTML</text:span>',5.1),</text:p>
      <text:p text:style-name="P2"><text:s text:c="4"/>-&gt; (NULL,'JavaScript',6), <text:s text:c="49"/></text:p>
      <text:p text:style-name="P2"><text:s text:c="4"/>-&gt; (NULL,'JavaScript',7),</text:p>
      <text:p text:style-name="P2"><text:s text:c="4"/>-&gt; (NULL,'JavaScript',8),</text:p>
      <text:p text:style-name="P2"><text:s text:c="4"/>-&gt; (NULL,'PHP',7);</text:p>
      <text:p text:style-name="P2">Query OK, 8 rows affected (0.07 sec)</text:p>
      <text:p text:style-name="P2">Records: 8 <text:s/>Duplicates: 0 <text:s/>Warnings: 0</text:p>
      <text:p text:style-name="P2"/>
      <text:p text:style-name="P2">mysql&gt; SELECT * FROM `languages`;</text:p>
      <text:p text:style-name="P2">+----+------------+---------+</text:p>
      <text:p text:style-name="P2">| id | language <text:s text:c="2"/>| version |</text:p>
      <text:p text:style-name="P2">+----+------------+---------+</text:p>
      <text:p text:style-name="P2">| <text:s/>1 | JavaScript | 5 <text:s text:c="6"/>|</text:p>
      <text:p text:style-name="P2">| <text:s/>2 | JavaScript | 5 <text:s text:c="6"/>|</text:p>
      <text:p text:style-name="P2">| <text:s/>3 | PHP <text:s text:c="7"/>| 5.2 <text:s text:c="4"/>|</text:p>
      <text:p text:style-name="P2">| <text:s/>4 | PHP <text:s text:c="7"/>| 5.4 <text:s text:c="4"/>|</text:p>
      <text:p text:style-name="P2">| <text:s/>5 | HTML <text:s text:c="6"/>| 5.1 <text:s text:c="4"/>|</text:p>
      <text:p text:style-name="P2">| <text:s/>6 | JavaScript | 6 <text:s text:c="6"/>|</text:p>
      <text:p text:style-name="P2">| <text:s/>7 | JavaScript | 7 <text:s text:c="6"/>|</text:p>
      <text:p text:style-name="P2">| <text:s/>8 | JavaScript | 8 <text:s text:c="6"/>|</text:p>
      <text:p text:style-name="P2">| <text:s/>9 | PHP <text:s text:c="7"/>| 7 <text:s text:c="6"/>|</text:p>
      <text:p text:style-name="P2">+----+------------+---------+</text:p>
      <text:p text:style-name="P2">9 rows in set (0.00 sec)</text:p>
      <text:p text:style-name="P2"/>
      <text:p text:style-name="P2"/>
      <text:p text:style-name="P2"/>
      <text:p text:style-name="P2"/>
      <text:p text:style-name="P2"/>
      <text:p text:style-name="P8"/>
      <text:p text:style-name="P6"><text:bookmark-start text:name="__DdeLink__0_3054046036"/><text:soft-page-break/><text:span text:style-name="T3">Exercice2</text:span><text:bookmark-end text:name="__DdeLink__0_3054046036"/><text:span text:style-name="T3"> :</text:span></text:p>
      <text:p text:style-name="P4">Dans la table *frameworks* insérez les données suivantes :</text:p>
      <text:p text:style-name="P4">- Symfony version 2.8</text:p>
      <text:p text:style-name="P4">- Symfony version 3</text:p>
      <text:p text:style-name="P4">- Jquery version 1.6</text:p>
      <text:p text:style-name="P4">- Jquery version 2.10</text:p>
      <text:p text:style-name="P1"/>
      <text:p text:style-name="P1">mysql&gt; INSERT INTO `frameworks`</text:p>
      <text:p text:style-name="P1"><text:s text:c="4"/>-&gt; VALUES(NULL,'Symfony',2.8),</text:p>
      <text:p text:style-name="P1"><text:s text:c="4"/>-&gt; (NULL,'Symfony',3),</text:p>
      <text:p text:style-name="P1"><text:s text:c="4"/>-&gt; (NULL,'Jquery',1.6),</text:p>
      <text:p text:style-name="P1"><text:s text:c="4"/>-&gt; (NULL,'Jquery',2.10);</text:p>
      <text:p text:style-name="P1">Query OK, 4 rows affected (0.04 sec)</text:p>
      <text:p text:style-name="P1">Records: 4 <text:s/>Duplicates: 0 <text:s/>Warnings: 0</text:p>
      <text:p text:style-name="P1"/>
      <text:p text:style-name="P1">mysql&gt; SELECT * FROM `frameworks`;</text:p>
      <text:p text:style-name="P1">+----+-----------+---------+</text:p>
      <text:p text:style-name="P1">| id | framework | version |</text:p>
      <text:p text:style-name="P1">+----+-----------+---------+</text:p>
      <text:p text:style-name="P1">| <text:s/>1 | Symfony <text:s text:c="2"/>| 2.8 <text:s text:c="4"/>|</text:p>
      <text:p text:style-name="P1">| <text:s/>2 | Symfony <text:s text:c="2"/>| 3 <text:s text:c="6"/>|</text:p>
      <text:p text:style-name="P1">| <text:s/>3 | Jquery <text:s text:c="3"/>| 1.6 <text:s text:c="4"/>|</text:p>
      <text:p text:style-name="P1">| <text:s/>4 | Jquery <text:s text:c="3"/>| 2.10 <text:s text:c="3"/>|</text:p>
      <text:p text:style-name="P1">+----+-----------+---------+</text:p>
      <text:p text:style-name="P1">4 rows in set (0.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3:06:11.731932329</meta:creation-date>
    <dc:date>2018-12-19T14:36:48.148817930</dc:date>
    <meta:editing-duration>PT1H13M15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2" meta:paragraph-count="61" meta:word-count="283" meta:character-count="1737" meta:non-whitespace-character-count="1313"/>
  </office:meta>
</office:document-meta>
</file>